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left" style:may-break-between-rows="true" table:border-model="collapsing"/>
    </style:style>
    <style:style style:name="Table1.A" style:family="table-column">
      <style:table-column-properties style:column-width="3.438cm"/>
    </style:style>
    <style:style style:name="Table1.B" style:family="table-column">
      <style:table-column-properties style:column-width="10.627cm"/>
    </style:style>
    <style:style style:name="Table1.C" style:family="table-column">
      <style:table-column-properties style:column-width="3.524cm"/>
    </style:style>
    <style:style style:name="Table1.1" style:family="table-row">
      <style:table-row-properties fo:keep-together="auto"/>
    </style:style>
    <style:style style:name="Table1.A1" style:family="table-cell">
      <style:table-cell-properties style:vertical-align="bottom" fo:padding="0.097cm" fo:border-left="0.75pt outset #3465a4" fo:border-right="none" fo:border-top="0.75pt outset #3465a4" fo:border-bottom="0.75pt outset #3465a4"/>
    </style:style>
    <style:style style:name="Table1.C1" style:family="table-cell">
      <style:table-cell-properties style:vertical-align="bottom" fo:padding="0.097cm" fo:border="0.75pt outset #3465a4"/>
    </style:style>
    <style:style style:name="Table1.A2" style:family="table-cell">
      <style:table-cell-properties style:vertical-align="bottom" fo:padding="0.097cm" fo:border-left="0.75pt outset #3465a4" fo:border-right="none" fo:border-top="none" fo:border-bottom="0.75pt outset #3465a4"/>
    </style:style>
    <style:style style:name="Table1.C2" style:family="table-cell">
      <style:table-cell-properties style:vertical-align="bottom" fo:padding="0.097cm" fo:border-left="0.75pt outset #3465a4" fo:border-right="0.75pt outset #3465a4" fo:border-top="none" fo:border-bottom="0.75pt outset #3465a4"/>
    </style:style>
    <style:style style:name="Table1.3" style:family="table-row">
      <style:table-row-properties style:min-row-height="1.45cm" fo:keep-together="auto"/>
    </style:style>
    <style:style style:name="Table1.4" style:family="table-row">
      <style:table-row-properties style:min-row-height="1.296cm" fo:keep-together="auto"/>
    </style:style>
    <style:style style:name="P1" style:family="paragraph" style:parent-style-name="Table_20_Heading">
      <style:paragraph-properties fo:margin-left="1.251cm" fo:margin-right="0cm" fo:text-indent="0cm" style:auto-text-indent="false"/>
      <style:text-properties style:text-position="0% 100%" fo:font-weight="normal" style:font-weight-asian="normal" style:font-weight-complex="normal"/>
    </style:style>
    <style:style style:name="P2" style:family="paragraph" style:parent-style-name="Table_20_Contents">
      <style:paragraph-properties fo:margin-left="0cm" fo:margin-right="0cm" fo:text-indent="0cm" style:auto-text-indent="false"/>
      <style:text-properties style:text-position="0% 100%" fo:font-weight="normal" style:font-weight-asian="normal" style:font-weight-complex="normal"/>
    </style:style>
    <style:style style:name="P3" style:family="paragraph" style:parent-style-name="Text_20_body">
      <style:paragraph-properties fo:margin-left="0cm" fo:margin-right="0cm" fo:text-align="justify" style:justify-single-word="false" fo:text-indent="0cm" style:auto-text-indent="false"/>
      <style:text-properties style:text-position="0% 100%"/>
    </style:style>
    <style:style style:name="P4" style:family="paragraph" style:parent-style-name="Text_20_body">
      <style:text-properties officeooo:paragraph-rsid="000b0c53"/>
    </style:style>
    <style:style style:name="P5" style:family="paragraph" style:parent-style-name="Text_20_body">
      <style:text-properties fo:font-weight="bold" officeooo:paragraph-rsid="0006c40f" style:font-weight-asian="bold" style:font-weight-complex="bold"/>
    </style:style>
    <style:style style:name="P6" style:family="paragraph" style:parent-style-name="Text_20_body">
      <style:text-properties fo:color="#000000" loext:opacity="100%"/>
    </style:style>
    <style:style style:name="P7" style:family="paragraph" style:parent-style-name="Text_20_body">
      <style:paragraph-properties fo:margin-left="0cm" fo:margin-right="0cm" fo:text-align="justify" style:justify-single-word="false" fo:text-indent="0cm" style:auto-text-indent="false"/>
      <style:text-properties fo:color="#000000" loext:opacity="100%" style:text-position="0% 100%" fo:font-size="15pt" fo:font-weight="bold" style:font-size-asian="15pt" style:font-weight-asian="bold" style:font-size-complex="15pt" style:font-weight-complex="bold"/>
    </style:style>
    <style:style style:name="P8" style:family="paragraph" style:parent-style-name="Text_20_body">
      <style:text-properties officeooo:paragraph-rsid="0006c40f"/>
    </style:style>
    <style:style style:name="P9" style:family="paragraph" style:parent-style-name="Text_20_body">
      <style:text-properties fo:font-size="15pt" fo:font-weight="bold" officeooo:paragraph-rsid="000b0c53"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text:tab/><text:tab/><text:tab/><text:tab/><text:tab/><text:span text:style-name="T2">Chapter 1</text:span></text:p>
      <text:p text:style-name="P8"/>
      <text:p text:style-name="P5">Introduction</text:p>
      <text:p text:style-name="Text_20_body">"What should I watch next?" - A common question asked by movie and book enthusiasts. With the vast amount of movies and books available today, it can be overwhelming for users to decide what to watch or read next. A recommendation system can help users discover new content that they might enjoy, based on their past ratings and preferences.</text:p>
      <text:p text:style-name="P8"><text:span text:style-name="T1">Problem Statement</text:span> </text:p>
      <text:p text:style-name="P8">The problem is the lack of an effective recommendation system that can suggest movies and books to users based on their past ratings and preferences. Currently, most recommendation systems use generic algorithms that do not take into account the personal preferences of the users.</text:p>
      <text:p text:style-name="Text_20_body">Conceptual/Theoretical Framework The study will be based on the collaborative filtering technique in recommendation systems. Collaborative filtering is a technique used to make recommendations by finding similar users and items. In this study, the past ratings of a user will be used to find similar users and the items that they have rated will be used to recommend items to the target user.</text:p>
      <text:p text:style-name="Text_20_body">Research Questions</text:p>
      <text:p text:style-name="Text_20_body">How can a recommendation system be developed for movies and books that can suggest items to users based on their past ratings and preferences?</text:p>
      <text:p text:style-name="Text_20_body">How can the performance of the recommendation system be evaluated using appropriate metrics?</text:p>
      <text:p text:style-name="Text_20_body">Significance of the Study The significance of this study is to develop an effective recommendation system that can provide personalized recommendations to users. A recommendation system that is based on the past ratings and preferences of users can provide more relevant and accurate recommendations, compared t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oft-page-break/><text:tab/><text:tab/><text:tab/><text:tab/><text:tab/><text:tab/></text:p>
      <text:p text:style-name="P9"><text:tab/><text:tab/><text:tab/><text:tab/><text:tab/><text:tab/>CHAPTER 2</text:p>
      <text:p text:style-name="P8"><text:s/></text:p>
      <text:p text:style-name="P8"><text:tab/><text:tab/><text:tab/><text:tab/><text:tab/><text:span text:style-name="T1">LITERATURE REVIEW</text:span></text:p>
      <text:p text:style-name="Text_20_body">Introduction The goal of this chapter is to provide a comprehensive review of the relevant literature related to the development of a personalized recommendation system for movies and books. In order to achieve this goal, four major categories of literature were reviewed: (1) recommendation systems, (2) machine learning techniques, (3) movie and book recommendation systems, and (4) evaluation metrics for recommendation systems.</text:p>
      <text:p text:style-name="Text_20_body">Recommendation Systems A recommendation system, also known as a recommender system, is a subclass of information filtering system that seeks to predict the "rating" or "preference" a user would give to an item (Konstan et al., 1997). Recommendation systems have become increasingly popular due to the growth of e-commerce, online streaming, and social media, which have provided users with an overwhelming amount of items to choose from. Recommendation systems can help users find new items that they might enjoy, based on their past ratings and preferences.</text:p>
      <text:p text:style-name="Text_20_body">Machine Learning Techniques Machine learning is a subfield of artificial intelligence that provides systems the ability to automatically learn from data, rather than being explicitly programmed (Mitchell, 1997). There are various machine learning techniques that can be used to build a recommendation system, including collaborative filtering, content-based filtering, and hybrid approaches. Collaborative filtering is a method of making recommendations based on the past behaviors of users, such as their ratings or preferences for items. Content-based filtering is a method of making recommendations based on the attributes of items, such as genres or themes. Hybrid approaches combine both collaborative filtering and content-based filtering methods.</text:p>
      <text:p text:style-name="Text_20_body">Movie and Book Recommendation Systems There have been numerous studies on recommendation systems specifically for movies and books. These systems typically use collaborative filtering techniques to make recommendations, as well as content-based filtering techniques to provide additional context. For example, a study by Bell, Koren, and Volinsky (2007) found that collaborative filtering methods outperformed content-based filtering methods for movie recommendation. Another study by Papagelis and Gurrin (2014) found that a hybrid approach that combined collaborative filtering and content-based filtering methods provided the best recommendations for books.</text:p>
      <text:p text:style-name="Text_20_body">Evaluation Metrics for Recommendation Systems Evaluation of recommendation systems is an important step in ensuring that they are providing accurate and useful recommendations to users. There are several commonly used evaluation metrics, including accuracy, precision, recall, and F1 score. Accuracy measures the percentage of correct recommendations made by the system. Precision measures the proportion of recommended items that are actually relevant to the user. Recall measures the proportion of relevant items that are actually recommended by the system. The F1 score is the harmonic mean of precision and recall.</text:p>
      <text:p text:style-name="Text_20_body"><text:soft-page-break/>Conclusion In this literature review, four major categories of literature related to the development of a personalized recommendation system for movies and books were reviewed. Recommendation systems, machine learning techniques, movie and book recommendation systems, and evaluation metrics for recommendation systems were all found to be important components of a successful recommendation system. The findings from this literature review will inform the development and evaluation of the recommendation system in this pro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6"><text:soft-page-break/><text:tab/><text:tab/><text:tab/><text:tab/><text:tab/><text:tab/><text:span text:style-name="T2">CHAPTER 3</text:span></text:p>
      <text:p text:style-name="P6"/>
      <text:p text:style-name="P6"><text:tab/><text:tab/><text:tab/><text:tab/><text:tab/><text:tab/><text:span text:style-name="T1">METHODOLOGY</text:span></text:p>
      <text:p text:style-name="P6"/>
      <text:p text:style-name="P6">The purpose of this study is to develop a personalized recommendation system for movies and books using machine learning techniques. In order to achieve this, this chapter outlines the research design, participants, data sources, data collection and data analysis procedures used in the study.</text:p>
      <text:p text:style-name="P6">Research Questions The research questions for this study are:</text:p>
      <text:p text:style-name="P6">How can machine learning techniques be used to build a recommendation system for movies and books?</text:p>
      <text:p text:style-name="P6">How accurate is the recommendation system in predicting ratings for movies and books based on a user's past ratings and preferences?</text:p>
      <text:p text:style-name="P6">How can the performance of the recommendation system be evaluated using metrics such as accuracy, precision and recall?</text:p>
      <text:p text:style-name="P6">Method The method used in this study is a combination of exploratory data analysis, feature engineering and model selection. The dataset used in this study consists of user ratings and preferences for movies and books.</text:p>
      <text:p text:style-name="P6">Participants The participants in this study are users of the recommendation system who have provided ratings and preferences for movies and books.</text:p>
      <text:p text:style-name="P6">Data Sources The data source used in this study is a publicly available dataset of user ratings and preferences for movies and books.</text:p>
      <text:p text:style-name="P6">Data Collection The data collection process involved downloading the dataset and cleaning it to remove any missing values or irrelevant information.</text:p>
      <text:p text:style-name="P6">Data Analysis The data analysis process involved exploratory data analysis to understand the distribution of the data and identify any patterns or trends. Feature engineering was performed to create new features from the existing data and select the most relevant features for the recommendation system. Model selection was performed to select the most suitable machine learning algorithm for building the recommendation system. The performance of the recommendation system was evaluated using metrics such as accuracy, precision, and recall. The tools used in this study for data analysis and model selection include Pandas, Numpy, Matplotlib, and Scikit-learn.</text:p>
      <text:p text:style-name="P6"/>
      <text:p text:style-name="P6"/>
      <text:p text:style-name="P6"/>
      <text:p text:style-name="P6"><text:soft-page-break/><text:span text:style-name="T1">Table 1</text:span>: Summary of data analysis and model selection procedures</text:p>
      <table:table table:name="Table1" table:style-name="Table1" table:template-name="borderwidth">
        <table:table-column table:style-name="Table1.A"/>
        <table:table-column table:style-name="Table1.B"/>
        <table:table-column table:style-name="Table1.C"/>
        <table:table-header-rows>
          <table:table-row table:style-name="Table1.1">
            <table:table-cell table:style-name="Table1.A1" office:value-type="string">
              <text:p text:style-name="P1">Procedure</text:p>
            </table:table-cell>
            <table:table-cell table:style-name="Table1.A1" office:value-type="string">
              <text:p text:style-name="P1">Description</text:p>
            </table:table-cell>
            <table:table-cell table:style-name="Table1.C1" office:value-type="string">
              <text:p text:style-name="P1">Tool Used</text:p>
            </table:table-cell>
          </table:table-row>
        </table:table-header-rows>
        <table:table-row table:style-name="Table1.1">
          <table:table-cell table:style-name="Table1.A2" office:value-type="string">
            <text:p text:style-name="P2">Exploratory Data Analysis</text:p>
          </table:table-cell>
          <table:table-cell table:style-name="Table1.A2" office:value-type="string">
            <text:p text:style-name="P2">Understanding the distribution of the data and identifying patterns or trends</text:p>
          </table:table-cell>
          <table:table-cell table:style-name="Table1.C2" office:value-type="string">
            <text:p text:style-name="P2">Pandas, Numpy, Matplotlib</text:p>
          </table:table-cell>
        </table:table-row>
        <table:table-row table:style-name="Table1.3">
          <table:table-cell table:style-name="Table1.A2" office:value-type="string">
            <text:p text:style-name="P2">Feature Engineering</text:p>
          </table:table-cell>
          <table:table-cell table:style-name="Table1.A2" office:value-type="string">
            <text:p text:style-name="P2">Creating new features from the existing data and selecting the most relevant features</text:p>
          </table:table-cell>
          <table:table-cell table:style-name="Table1.C2" office:value-type="string">
            <text:p text:style-name="P2">Pandas, Numpy</text:p>
          </table:table-cell>
        </table:table-row>
        <table:table-row table:style-name="Table1.4">
          <table:table-cell table:style-name="Table1.A2" office:value-type="string">
            <text:p text:style-name="P2">Model Selection</text:p>
          </table:table-cell>
          <table:table-cell table:style-name="Table1.A2" office:value-type="string">
            <text:p text:style-name="P2">Selecting the most suitable machine learning algorithm for building the recommendation system</text:p>
          </table:table-cell>
          <table:table-cell table:style-name="Table1.C2" office:value-type="string">
            <text:p text:style-name="P2">Scikit-learn</text:p>
          </table:table-cell>
        </table:table-row>
        <table:table-row table:style-name="Table1.1">
          <table:table-cell table:style-name="Table1.A2" office:value-type="string">
            <text:p text:style-name="P2">Evaluation</text:p>
          </table:table-cell>
          <table:table-cell table:style-name="Table1.A2" office:value-type="string">
            <text:p text:style-name="P2">Evaluating the performance of the recommendation system using metrics such as accuracy, precision and recall</text:p>
          </table:table-cell>
          <table:table-cell table:style-name="Table1.C2" office:value-type="string">
            <text:p text:style-name="P2">Scikit-learn</text:p>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borderwidth.1" style:family="table-cell">
      <style:table-cell-properties fo:border-top="0.74pt solid #d9d9e3" fo:border-bottom="0.74pt solid #d9d9e3" fo:padding="0.049cm" fo:padding-left="0cm" fo:padding-right="0cm" fo:padding-top="0.049cm" fo:padding-bottom="0.049cm" style:vertical-align="bottom"/>
      <style:paragraph-properties fo:text-align="center"/>
      <style:text-properties style:use-window-font-color="true" style:font-size-asian="10.5pt" style:font-name-asian="Noto Serif CJK SC" style:font-family-asian="'Noto Serif CJK SC'" style:font-name-complex="Lohit Devanagari" style:font-family-complex="'Lohit Devanagari'"/>
    </style:style>
    <style:style style:name="borderwidth.2" style:family="table-cell">
      <style:table-cell-properties fo:border-bottom="0.74pt solid #d9d9e3" fo:padding="0.049cm" fo:padding-left="0cm" fo:padding-right="0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3" style:family="table-cell">
      <style:table-cell-properties fo:border-bottom="0.74pt solid #d9d9e3" fo:padding="0.049cm" fo:padding-left="0cm" fo:padding-right="0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4" style:family="table-cell">
      <style:table-cell-properties fo:border-right="0.74pt solid #d9d9e3" fo:border-bottom="0.74pt solid #d9d9e3" fo:padding="0.049cm" fo:padding-left="0cm" fo:padding-right="0.049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5" style:family="table-cell">
      <style:table-cell-properties fo:border-bottom="0.74pt solid #d9d9e3" fo:padding="0.049cm" fo:padding-left="0cm" fo:padding-right="0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6" style:family="table-cell">
      <style:table-cell-properties fo:border-bottom="0.74pt solid #d9d9e3" fo:padding="0.049cm" fo:padding-left="0cm" fo:padding-right="0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7" style:family="table-cell">
      <style:table-cell-properties fo:border-right="0.74pt solid #d9d9e3" fo:border-bottom="0.74pt solid #d9d9e3" fo:padding="0.049cm" fo:padding-left="0cm" fo:padding-right="0.049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8" style:family="table-cell">
      <style:table-cell-properties fo:border-bottom="0.74pt solid #d9d9e3" fo:padding="0.049cm" fo:padding-left="0cm" fo:padding-right="0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9" style:family="table-cell">
      <style:table-cell-properties fo:border-right="0.74pt solid #d9d9e3" fo:border-bottom="0.74pt solid #d9d9e3" fo:padding="0.049cm" fo:padding-left="0cm" fo:padding-right="0.049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10" style:family="table-cell">
      <style:table-cell-properties fo:border-right="0.74pt solid #d9d9e3" fo:border-bottom="0.74pt solid #d9d9e3" fo:padding="0.049cm" fo:padding-left="0cm" fo:padding-right="0.049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11" style:family="table-cell">
      <style:table-cell-properties fo:border-top="0.74pt solid #d9d9e3" fo:border-bottom="0.74pt solid #d9d9e3" fo:padding="0.049cm" fo:padding-left="0cm" fo:padding-right="0cm" fo:padding-top="0.049cm" fo:padding-bottom="0.049cm" style:vertical-align="bottom"/>
      <style:paragraph-properties fo:text-align="center"/>
      <style:text-properties style:use-window-font-color="true" style:font-size-asian="10.5pt" style:font-name-asian="Noto Serif CJK SC" style:font-family-asian="'Noto Serif CJK SC'" style:font-name-complex="Lohit Devanagari" style:font-family-complex="'Lohit Devanagari'"/>
    </style:style>
    <style:style style:name="borderwidth.12" style:family="table-cell">
      <style:table-cell-properties fo:border-left="0.06pt solid #d9d9e3" fo:border-right="0.06pt solid #d9d9e3" fo:border-top="0.06pt solid #d9d9e3" fo:border-bottom="0.06pt solid #d9d9e3" fo:padding="0.049cm" fo:padding-left="0.049cm" fo:padding-right="0.049cm" fo:padding-top="0.049cm" fo:padding-bottom="0.049cm" style:vertical-align="bottom"/>
      <style:paragraph-properties fo:text-align="center"/>
      <style:text-properties style:use-window-font-color="true" style:font-size-asian="10.5pt" style:font-name-asian="Noto Serif CJK SC" style:font-family-asian="'Noto Serif CJK SC'" style:font-name-complex="Lohit Devanagari" style:font-family-complex="'Lohit Devanagari'"/>
    </style:style>
    <style:style style:name="borderwidth.13" style:family="table-cell">
      <style:table-cell-properties fo:border-bottom="0.74pt solid #d9d9e3" fo:padding="0.049cm" fo:padding-left="0cm" fo:padding-right="0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14" style:family="table-cell">
      <style:table-cell-properties fo:border-right="0.74pt solid #d9d9e3" fo:border-bottom="0.74pt solid #d9d9e3" fo:padding="0.049cm" fo:padding-left="0cm" fo:padding-right="0.049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style:style style:name="borderwidth.15" style:family="table-cell">
      <style:table-cell-properties fo:border-left="0.06pt solid #d9d9e3" fo:border-right="0.06pt solid #d9d9e3" fo:border-top="0.06pt solid #d9d9e3" fo:border-bottom="0.06pt solid #d9d9e3" fo:padding="0.049cm" fo:padding-left="0.049cm" fo:padding-right="0.049cm" fo:padding-top="0.049cm" fo:padding-bottom="0.049cm" style:vertical-align="bottom"/>
      <style:paragraph-properties fo:text-align="center"/>
      <style:text-properties style:use-window-font-color="true" style:font-size-asian="10.5pt" style:font-name-asian="Noto Serif CJK SC" style:font-family-asian="'Noto Serif CJK SC'" style:font-name-complex="Lohit Devanagari" style:font-family-complex="'Lohit Devanagari'"/>
    </style:style>
    <style:style style:name="borderwidth.16" style:family="table-cell">
      <style:table-cell-properties fo:border-right="0.74pt solid #d9d9e3" fo:border-bottom="0.74pt solid #d9d9e3" fo:padding="0.049cm" fo:padding-left="0cm" fo:padding-right="0.049cm" fo:padding-top="0cm" fo:padding-bottom="0.049cm" style:vertical-align="bottom"/>
      <style:text-properties style:use-window-font-color="true" style:font-size-asian="10.5pt" style:font-name-asian="Noto Serif CJK SC" style:font-family-asian="'Noto Serif CJK SC'" style:font-name-complex="Lohit Devanagari" style:font-family-complex="'Lohit Devanagari'"/>
    </style:style>
    <table:table-template table:name="borderwidth" table:first-row-end-column="row" table:first-row-start-column="row" table:last-row-end-column="row" table:last-row-start-column="row">
      <table:first-row table:style-name="borderwidth.1"/>
      <table:last-row table:style-name="borderwidth.2"/>
      <table:first-column table:style-name="borderwidth.3"/>
      <table:last-column table:style-name="borderwidth.4"/>
      <table:body table:style-name="borderwidth.9"/>
      <table:even-rows table:style-name="borderwidth.5"/>
      <table:odd-rows table:style-name="borderwidth.6"/>
      <table:even-columns table:style-name="borderwidth.7"/>
      <table:odd-columns table:style-name="borderwidth.8"/>
      <table:background table:style-name="borderwidth.10"/>
      <loext:first-row-even-column table:style-name="borderwidth.15"/>
      <loext:last-row-even-column table:style-name="borderwidth.16"/>
      <loext:first-row-end-column table:style-name="borderwidth.12"/>
      <loext:first-row-start-column table:style-name="borderwidth.11"/>
      <loext:last-row-end-column table:style-name="borderwidth.14"/>
      <loext:last-row-start-column table:style-name="borderwidth.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18:14:49.133573708</meta:creation-date>
    <dc:date>2023-02-10T14:26:19.069485331</dc:date>
    <meta:editing-duration>P1DT1H6M8S</meta:editing-duration>
    <meta:editing-cycles>6</meta:editing-cycles>
    <meta:generator>LibreOffice/7.3.7.2$Linux_X86_64 LibreOffice_project/30$Build-2</meta:generator>
    <meta:document-statistic meta:table-count="1" meta:image-count="0" meta:object-count="0" meta:page-count="5" meta:paragraph-count="48" meta:word-count="1146" meta:character-count="7844" meta:non-whitespace-character-count="6707"/>
  </office:meta>
</office:document-meta>
</file>